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4803" officeooo:paragraph-rsid="001b4803"/>
    </style:style>
    <style:style style:name="P2" style:family="paragraph" style:parent-style-name="Standard">
      <style:text-properties fo:language="en" fo:country="US" officeooo:rsid="001e6df9" officeooo:paragraph-rsid="001e6df9"/>
    </style:style>
    <style:style style:name="P3" style:family="paragraph" style:parent-style-name="Standard">
      <style:text-properties officeooo:rsid="002059bb" officeooo:paragraph-rsid="002275cd" fo:background-color="#00ffff"/>
    </style:style>
    <style:style style:name="T1" style:family="text">
      <style:text-properties fo:background-color="#ffff00" loext:char-shading-value="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7db2" fo:background-color="#ffff00" loext:char-shading-value="0"/>
    </style:style>
    <style:style style:name="T4" style:family="text">
      <style:text-properties fo:language="ru" fo:country="RU" officeooo:rsid="001f7ed3" fo:background-color="#ffff00" loext:char-shading-value="0"/>
    </style:style>
    <style:style style:name="T5" style:family="text">
      <style:text-properties fo:language="ru" fo:country="RU" officeooo:rsid="001fe658" fo:background-color="#ffff00" loext:char-shading-value="0"/>
    </style:style>
    <style:style style:name="T6" style:family="text">
      <style:text-properties fo:language="ru" fo:country="RU" officeooo:rsid="0021a4b2" fo:background-color="#ffff00" loext:char-shading-value="0"/>
    </style:style>
    <style:style style:name="T7" style:family="text">
      <style:text-properties fo:language="ru" fo:country="RU" officeooo:rsid="00239aa0" fo:background-color="#ffff00" loext:char-shading-value="0"/>
    </style:style>
    <style:style style:name="T8" style:family="text">
      <style:text-properties fo:language="ru" fo:country="RU" officeooo:rsid="0025c611" fo:background-color="#ffff00" loext:char-shading-value="0"/>
    </style:style>
    <style:style style:name="T9" style:family="text">
      <style:text-properties fo:language="ru" fo:country="RU" officeooo:rsid="0025c611" fo:background-color="#ffff00" loext:char-shading-value="0"/>
    </style:style>
    <style:style style:name="T10" style:family="text">
      <style:text-properties fo:language="ru" fo:country="RU" officeooo:rsid="002275cd"/>
    </style:style>
    <style:style style:name="T11" style:family="text">
      <style:text-properties fo:language="ru" fo:country="RU" officeooo:rsid="0025c611"/>
    </style:style>
    <style:style style:name="T1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делать</text:p>
      <text:p text:style-name="P1">меню мобильное (гамбургер)<text:span text:style-name="T1">готово</text:span></text:p>
      <text:p text:style-name="P1">разные выпадающие меню <text:span text:style-name="T1">готово</text:span></text:p>
      <text:p text:style-name="P1">плавная анимация (появление) animsitin <text:span text:style-name="T1">готово</text:span></text:p>
      <text:p text:style-name="P1">слайды на странице flexslider.js <text:span text:style-name="T3">готово</text:span></text:p>
      <text:p text:style-name="P2"><text:span text:style-name="T2">на странице анимация </text:span>animate.css <text:span text:style-name="T4">готово</text:span></text:p>
      <text:p text:style-name="P1">сортировка isotope.js <text:s/><text:span text:style-name="T6">готово</text:span></text:p>
      <text:p text:style-name="P1">мягкий скроллинг smoothscroll.js <text:span text:style-name="T9">готово</text:span></text:p>
      <text:p text:style-name="P1">анимация wow.js <text:span text:style-name="T5">готово</text:span></text:p>
      <text:p text:style-name="P1">демо версии сайта index.html <text:span text:style-name="T7">понятно</text:span></text:p>
      <text:p text:style-name="P1">загрузка с сайта</text:p>
      <text:p text:style-name="P1">карта адрес по умолчанию</text:p>
      <text:p text:style-name="P1">видео </text:p>
      <text:p text:style-name="P1">аудио</text:p>
      <text:p text:style-name="P1">паралакс</text:p>
      <text:p text:style-name="P1">всякие анимации на сайте <text:span text:style-name="T7">понятно</text:span></text:p>
      <text:p text:style-name="P1"/>
      <text:p text:style-name="P3"><text:span text:style-name="T12">svg </text:span><text:span text:style-name="T2">анимация </text:span>anime js <text:span text:style-name="T10">самый тяжелый плагин его оставим на десер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16S</meta:editing-duration>
    <meta:editing-cycles>12</meta:editing-cycles>
    <meta:generator>LibreOffice/5.3.0.3$Windows_X86_64 LibreOffice_project/7074905676c47b82bbcfbea1aeefc84afe1c50e1</meta:generator>
    <dc:date>2017-09-12T23:00:53.600000000</dc:date>
    <meta:document-statistic meta:table-count="0" meta:image-count="0" meta:object-count="0" meta:page-count="1" meta:paragraph-count="17" meta:word-count="65" meta:character-count="475" meta:non-whitespace-character-count="425"/>
    <meta:user-defined meta:name="Info 1"/>
    <meta:user-defined meta:name="Info 2"/>
    <meta:user-defined meta:name="Info 3"/>
    <meta:user-defined meta:name="Info 4"/>
  </office:meta>
</office:document-meta>
</file>